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Mono" svg:font-family="'Liberation Mono'" style:font-family-generic="modern" style:font-pitch="fixed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officeooo:rsid="0003f9cf" officeooo:paragraph-rsid="0003f9cf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03f9cf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officeooo:rsid="0003f9cf" fo:background-color="transparent" loext:char-shading-value="0" style:font-name-asian="Calibri1" style:font-name-complex="Calibri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3f9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Fala 1: </text:span><text:span text:style-name="T1">PETER: </text:span><text:bookmark text:name="tw-target-text"/><text:span text:style-name="T3">Ah! Nothing, it was nothing! </text:span><text:span text:style-name="T4">(</text:span><text:span text:style-name="T1">Ah! Nada, não foi nada!</text:span><text:span text:style-name="T2">)</text:span></text:p>
      <text:p text:style-name="P2"><text:span text:style-name="T2">Fala 2: </text:span><text:span text:style-name="T1">NED: </text:span><text:bookmark text:name="tw-target-text1"/><text:span text:style-name="T3">You're Spider-Man! From YouTube. </text:span><text:span text:style-name="T4">(</text:span><text:span text:style-name="T1">Você é o Homem-Aranha! Do Youtube.</text:span><text:span text:style-name="T2">)</text:span></text:p>
      <text:p text:style-name="P2"><text:span text:style-name="T2">Fala 3: </text:span><text:span text:style-name="T1">PETER: </text:span><text:bookmark text:name="tw-target-text2"/><text:span text:style-name="T3">I'm not! </text:span><text:span text:style-name="T4">(</text:span><text:span text:style-name="T1">Não sou!</text:span><text:span text:style-name="T2">)</text:span></text:p>
      <text:p text:style-name="P2"><text:span text:style-name="T2">Fala 4: </text:span><text:span text:style-name="T1">NED: </text:span><text:bookmark text:name="tw-target-text3"/><text:span text:style-name="T3">You were on the ceiling! </text:span><text:span text:style-name="T4">(</text:span><text:span text:style-name="T1">Você estava no teto!</text:span><text:span text:style-name="T2">)</text:span></text:p>
      <text:p text:style-name="P2"><text:span text:style-name="T2">Fala 5: </text:span><text:span text:style-name="T1">PETER: </text:span><text:bookmark text:name="tw-target-text4"/><text:span text:style-name="T3">I was not ... Ned what are you doing in my room ?! </text:span><text:span text:style-name="T4">(</text:span><text:span text:style-name="T1">Não estava... Ned o que está fazendo no meu quarto?!</text:span><text:span text:style-name="T2">)</text:span></text:p>
      <text:p text:style-name="P2"><text:span text:style-name="T2">Fala 6: </text:span><text:span text:style-name="T1">NED: </text:span><text:bookmark text:name="tw-target-text5"/><text:span text:style-name="T3">You sent me an email, said we were going to finish the death star! </text:span><text:span text:style-name="T4">(</text:span><text:span text:style-name="T1">Você me mandou um </text:span><text:span text:style-name="T2">e-mail</text:span><text:span text:style-name="T1">, disse que íamos terminar a estrela da morte!</text:span><text:span text:style-name="T2">)</text:span></text:p>
      <text:p text:style-name="P2"><text:span text:style-name="T2">Fala 7: </text:span><text:span text:style-name="T1">PETER: </text:span><text:bookmark text:name="tw-target-text6"/><text:span text:style-name="T3">Mr. Stark knows, he made my suit. But only this. </text:span><text:span text:style-name="T4">(</text:span><text:span text:style-name="T1">O Sr. Stark sabe, ele que fez meu traje. Mas</text:span><text:span text:style-name="T2"> </text:span><text:span text:style-name="T1">só isso.</text:span><text:span text:style-name="T2">)</text:span></text:p>
      <text:p text:style-name="P2"><text:span text:style-name="T2">Fala 8: </text:span><text:span text:style-name="T1">NED: </text:span><text:bookmark text:name="tw-target-text7"/><text:span text:style-name="T3">Did Tony Stark do this to you? Are you one of the Avengers? </text:span><text:span text:style-name="T4">(</text:span><text:span text:style-name="T1">Tony Stark te fez isso? Você é um dos Vingadores?</text:span><text:span text:style-name="T2">)</text:span></text:p>
      <text:p text:style-name="P2"><text:span text:style-name="T2">Fala 9: </text:span><text:span text:style-name="T1">PETER: </text:span><text:bookmark text:name="tw-target-text8"/><text:s/><text:span text:style-name="T3">Yeah, basically. </text:span><text:span text:style-name="T4">(</text:span><text:span text:style-name="T1">É, basicamente.</text:span><text:span text:style-name="T2">)</text:span></text:p>
      <text:p text:style-name="P1">Fala 10: NED: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Mono" svg:font-family="'Liberation Mono'" style:font-family-generic="modern" style:font-pitch="fixed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5T14:47:05.923000000</dc:date>
    <meta:editing-duration>PT4M13S</meta:editing-duration>
    <meta:editing-cycles>2</meta:editing-cycles>
    <meta:generator>LibreOffice/5.3.1.2$Windows_x86 LibreOffice_project/e80a0e0fd1875e1696614d24c32df0f95f03deb2</meta:generator>
    <meta:document-statistic meta:table-count="0" meta:image-count="0" meta:object-count="0" meta:page-count="1" meta:paragraph-count="10" meta:word-count="163" meta:character-count="827" meta:non-whitespace-character-count="673"/>
  </office:meta>
</office:document-meta>
</file>